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style:min-row-height="0.545cm" fo:keep-together="auto"/>
    </style:style>
    <style:style style:name="Tabla2" style:family="table">
      <style:table-properties style:width="17.397cm" fo:margin-left="0cm" table:align="left" style:shadow="none" style:may-break-between-rows="true" table:border-model="collapsing"/>
    </style:style>
    <style:style style:name="Tabla2.A" style:family="table-column">
      <style:table-column-properties style:column-width="2.492cm"/>
    </style:style>
    <style:style style:name="Tabla2.B" style:family="table-column">
      <style:table-column-properties style:column-width="2.999cm"/>
    </style:style>
    <style:style style:name="Tabla2.C" style:family="table-column">
      <style:table-column-properties style:column-width="1.794cm"/>
    </style:style>
    <style:style style:name="Tabla2.D" style:family="table-column">
      <style:table-column-properties style:column-width="2.925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2.514cm"/>
    </style:style>
    <style:style style:name="Tabla2.G" style:family="table-column">
      <style:table-column-properties style:column-width="3.08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style:min-row-height="1.219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shadow="none" style:may-break-between-rows="true" table:border-model="collapsing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4.251cm" style:rel-column-width="16383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5.203cm" table:align="left" style:shadow="none" style:may-break-between-rows="true" table:border-model="collapsing"/>
    </style:style>
    <style:style style:name="Tabla5.A" style:family="table-column">
      <style:table-column-properties style:column-width="5.203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6" style:family="table-row">
      <style:table-row-properties style:min-row-height="0.564cm" fo:keep-together="auto"/>
    </style:style>
    <style:style style:name="P1" style:family="paragraph" style:parent-style-name="Text_20_body">
      <style:text-properties officeooo:rsid="000ca74f" officeooo:paragraph-rsid="000ca74f"/>
    </style:style>
    <style:style style:name="P2" style:family="paragraph" style:parent-style-name="Title">
      <style:text-properties officeooo:rsid="000ca74f" officeooo:paragraph-rsid="000ca74f"/>
    </style:style>
    <style:style style:name="P3" style:family="paragraph" style:parent-style-name="Text_20_body">
      <style:text-properties officeooo:paragraph-rsid="000ca74f"/>
    </style:style>
    <style:style style:name="P4" style:family="paragraph" style:parent-style-name="Heading_20_3">
      <style:text-properties officeooo:rsid="000ca74f" officeooo:paragraph-rsid="000ca74f"/>
    </style:style>
    <style:style style:name="P5" style:family="paragraph" style:parent-style-name="Heading_20_3">
      <style:text-properties officeooo:rsid="000ca74f" officeooo:paragraph-rsid="000f0a00"/>
    </style:style>
    <style:style style:name="P6" style:family="paragraph" style:parent-style-name="Heading_20_3">
      <style:text-properties officeooo:paragraph-rsid="0012638b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07c6" officeooo:paragraph-rsid="000d07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05d" officeooo:paragraph-rsid="000ea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a00" officeooo:paragraph-rsid="000f0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7e3e" officeooo:paragraph-rsid="000e7e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a74f" officeooo:paragraph-rsid="000ca7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0a00" officeooo:paragraph-rsid="000f0a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0a00" officeooo:paragraph-rsid="000f0a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text-properties officeooo:paragraph-rsid="000ca74f"/>
    </style:style>
    <style:style style:name="P17" style:family="paragraph" style:parent-style-name="Text_20_body">
      <style:text-properties officeooo:rsid="000e7e3e" officeooo:paragraph-rsid="000e7e3e"/>
    </style:style>
    <style:style style:name="P18" style:family="paragraph" style:parent-style-name="Text_20_body">
      <style:text-properties officeooo:rsid="000ea05d" officeooo:paragraph-rsid="000ea05d"/>
    </style:style>
    <style:style style:name="P19" style:family="paragraph" style:parent-style-name="Text_20_body">
      <style:text-properties officeooo:rsid="000f0a00" officeooo:paragraph-rsid="000f0a00"/>
    </style:style>
    <style:style style:name="P20" style:family="paragraph" style:parent-style-name="Text_20_body">
      <style:text-properties officeooo:paragraph-rsid="0012638b"/>
    </style:style>
    <style:style style:name="T1" style:family="text">
      <style:text-properties officeooo:rsid="000ca74f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0a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6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final tercer trimestre</text:p>
      <text:p text:style-name="P1"/>
      <text:h text:style-name="P4" text:outline-level="3">Ejercicio A</text:h>
      <text:p text:style-name="P3">Mostrar los libros que fueron comprados en días impares pero que el día de su publicación sea par y viceversa. Ademas muestra los que tengas mas de 100 años desde su publicación.</text:p>
      <table:table table:name="Tabla1" table:style-name="Tabla1" table:template-name="Default Style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13">Nombre</text:p>
          </table:table-cell>
          <table:table-cell table:style-name="Tabla1.A1" office:value-type="string">
            <text:p text:style-name="P13">Compra</text:p>
          </table:table-cell>
          <table:table-cell table:style-name="Tabla1.A1" office:value-type="string">
            <text:p text:style-name="P13">Fecha_Publicacion</text:p>
          </table:table-cell>
          <table:table-cell table:style-name="Tabla1.D1" office:value-type="string">
            <text:p text:style-name="P13">Anios_diferencia</text:p>
          </table:table-cell>
        </table:table-row>
        <table:table-row table:style-name="Tabla1.1">
          <table:table-cell table:style-name="Tabla1.A2" office:value-type="string">
            <text:p text:style-name="P7">el decameron </text:p>
          </table:table-cell>
          <table:table-cell table:style-name="Tabla1.A2" office:value-type="string">
            <text:p text:style-name="P7">2022-05-13</text:p>
          </table:table-cell>
          <table:table-cell table:style-name="Tabla1.A2" office:value-type="string">
            <text:p text:style-name="P7">1911-04-06</text:p>
          </table:table-cell>
          <table:table-cell table:style-name="Tabla1.D2" office:value-type="string">
            <text:p text:style-name="P8">111</text:p>
          </table:table-cell>
        </table:table-row>
        <table:table-row table:style-name="Tabla1.1">
          <table:table-cell table:style-name="Tabla1.A2" office:value-type="string">
            <text:p text:style-name="P7">el trasgo</text:p>
          </table:table-cell>
          <table:table-cell table:style-name="Tabla1.A2" office:value-type="string">
            <text:p text:style-name="P7">2022-05-13</text:p>
          </table:table-cell>
          <table:table-cell table:style-name="Tabla1.A2" office:value-type="string">
            <text:p text:style-name="P7">1911-05-26</text:p>
          </table:table-cell>
          <table:table-cell table:style-name="Tabla1.D2" office:value-type="string">
            <text:p text:style-name="P8">110</text:p>
          </table:table-cell>
        </table:table-row>
        <table:table-row table:style-name="Tabla1.1">
          <table:table-cell table:style-name="Tabla1.A2" office:value-type="string">
            <text:p text:style-name="P7">los sorias <text:s/></text:p>
          </table:table-cell>
          <table:table-cell table:style-name="Tabla1.A2" office:value-type="string">
            <text:p text:style-name="P7">2022-05-10 </text:p>
          </table:table-cell>
          <table:table-cell table:style-name="Tabla1.A2" office:value-type="string">
            <text:p text:style-name="P7">1915-05-25</text:p>
          </table:table-cell>
          <table:table-cell table:style-name="Tabla1.D2" office:value-type="string">
            <text:p text:style-name="P8">106</text:p>
          </table:table-cell>
        </table:table-row>
        <table:table-row table:style-name="Tabla1.5">
          <table:table-cell table:style-name="Tabla1.A2" office:value-type="string">
            <text:p text:style-name="P7">critica a la razón pura</text:p>
          </table:table-cell>
          <table:table-cell table:style-name="Tabla1.A2" office:value-type="string">
            <text:p text:style-name="P7">2022-05-13</text:p>
          </table:table-cell>
          <table:table-cell table:style-name="Tabla1.A2" office:value-type="string">
            <text:p text:style-name="P7">1919-05-04 </text:p>
          </table:table-cell>
          <table:table-cell table:style-name="Tabla1.D2" office:value-type="string">
            <text:p text:style-name="P8">103</text:p>
          </table:table-cell>
        </table:table-row>
      </table:table>
      <text:p text:style-name="P3">4 rows in set (0,00 sec)</text:p>
      <text:p text:style-name="P17"><text:span text:style-name="T2">Solución:</text:span> select distinct li.nombre,date_format(en.Fecha_Compra,"%Y-%m-%d") <text:s/>as Compra ,date_format(li.Fecha_Publicacion,"%Y-%m-%d") as Fecha_Publicacion,abs(timestampdiff(YEAR,en.Fecha_Compra,li.Fecha_Publicacion)) as anios_diferencia from Libro li join Ejemplares ej join Envios en on li.ISBN=ej.ISBN and ej.Cod_Envio=en.Cod_Envio where ((day(en.Fecha_Compra)%2 = 0 <text:s/>and day(li.Fecha_publicacion) % 2 != 0) or (day(en.Fecha_Compra)%2 != 0 <text:s/>and day(li.Fecha_publicacion) % 2 = 0)) and abs(timestampdiff(YEAR,en.Fecha_Compra,li.Fecha_Publicacion)) &gt; 100 order by anios_diferencia desc;</text:p>
      <text:h text:style-name="P4" text:outline-level="3">Ejercicio B</text:h>
      <text:p text:style-name="P3">Muestra los DNI de los clientes que fueron atendidos por un empleado con la misma letra del DNI,y que compraron un libro con defectos cuyo ISBN es par y está apunto de recibir el libro.</text:p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2">DNI_Cliente</text:p>
          </table:table-cell>
          <table:table-cell table:style-name="Tabla2.A1" office:value-type="string">
            <text:p text:style-name="P12">ISBN</text:p>
          </table:table-cell>
          <table:table-cell table:style-name="Tabla2.A1" office:value-type="string">
            <text:p text:style-name="P12">Nombre</text:p>
          </table:table-cell>
          <table:table-cell table:style-name="Tabla2.A1" office:value-type="string">
            <text:p text:style-name="P12">DNI</text:p>
          </table:table-cell>
          <table:table-cell table:style-name="Tabla2.A1" office:value-type="string">
            <text:p text:style-name="P12">nombre</text:p>
          </table:table-cell>
          <table:table-cell table:style-name="Tabla2.A1" office:value-type="string">
            <text:p text:style-name="P12">Estado</text:p>
          </table:table-cell>
          <table:table-cell table:style-name="Tabla2.G1" office:value-type="string">
            <text:p text:style-name="P12">Estado_Envio</text:p>
          </table:table-cell>
        </table:table-row>
        <table:table-row table:style-name="Tabla2.2">
          <table:table-cell table:style-name="Tabla2.A2" office:value-type="string">
            <text:p text:style-name="P7">46278302W</text:p>
          </table:table-cell>
          <table:table-cell table:style-name="Tabla2.A2" office:value-type="string">
            <text:p text:style-name="P7">9787122242986</text:p>
          </table:table-cell>
          <table:table-cell table:style-name="Tabla2.A2" office:value-type="string">
            <text:p text:style-name="P7">Pablo Mora</text:p>
          </table:table-cell>
          <table:table-cell table:style-name="Tabla2.A2" office:value-type="string">
            <text:p text:style-name="P7">66749222W</text:p>
          </table:table-cell>
          <table:table-cell table:style-name="Tabla2.A2" office:value-type="string">
            <text:p text:style-name="P7">lolita</text:p>
          </table:table-cell>
          <table:table-cell table:style-name="Tabla2.A2" office:value-type="string">
            <text:p text:style-name="P7">Con algunos desperfectos</text:p>
          </table:table-cell>
          <table:table-cell table:style-name="Tabla2.G2" office:value-type="string">
            <text:p text:style-name="P7">En entrega</text:p>
          </table:table-cell>
        </table:table-row>
      </table:table>
      <text:p text:style-name="P3">1 row in set (0,00 sec)</text:p>
      <text:p text:style-name="P17"><text:span text:style-name="T3">Solución: </text:span>select compv.DNI_Cliente,compv.ISBN,emp.nombre,emp.DNI,li.nombre,ej.Estado,env.Estado_envio from Empleados emp join CompraVenta compv join Ejemplares ej join Libro li join Envios env on emp.DNI=compv.DNI and compv.ID_Ejemplar=ej.ID_ejemplar and ej.ISBN=li.ISBN and ej.Cod_Envio=env.Cod_Envio where ej.Estado like "Con%" and compv.ISBN % 2 = 0 and right(compv.DNI_Cliente,1) = right(emp.DNI,1) and env.Estado_Envio like "En%";</text:p>
      <text:h text:style-name="P4" text:outline-level="3"><text:soft-page-break/>Ejercicio C</text:h>
      <text:p text:style-name="P3">Muestra la dirección, cantidad y el isbn de los ejemplares que tengan la misma cantidad que su media, el isbn debe tener separado por un guion y entre paréntesis poner el número que sustituye el guion. La cantidad de letras de la dirección debe superar las 20.Por último la dirección debe tener Calle y 1.</text:p>
      <table:table table:name="Tabla3" table:style-name="Tabla3" table:template-name="Default Style">
        <table:table-column table:style-name="Tabla3.A" table:number-columns-repeated="3"/>
        <table:table-row table:style-name="Tabla3.1">
          <table:table-cell table:style-name="Tabla3.A1" office:value-type="string">
            <text:p text:style-name="P9">Dirección</text:p>
          </table:table-cell>
          <table:table-cell table:style-name="Tabla3.A1" office:value-type="string">
            <text:p text:style-name="P9">Cantidad</text:p>
          </table:table-cell>
          <table:table-cell table:style-name="Tabla3.C1" office:value-type="string">
            <text:p text:style-name="P9">ISBN</text:p>
          </table:table-cell>
        </table:table-row>
        <table:table-row table:style-name="Tabla3.1">
          <table:table-cell table:style-name="Tabla3.A2" office:value-type="string">
            <text:p text:style-name="P9">Calle de los Químicos 1</text:p>
          </table:table-cell>
          <table:table-cell table:style-name="Tabla3.A2" office:value-type="string">
            <text:p text:style-name="P9">4</text:p>
          </table:table-cell>
          <table:table-cell table:style-name="Tabla3.C2" office:value-type="string">
            <text:p text:style-name="P7">978534-764577(5)</text:p>
          </table:table-cell>
        </table:table-row>
        <table:table-row table:style-name="Tabla3.1">
          <table:table-cell table:style-name="Tabla3.A2" office:value-type="string">
            <text:p text:style-name="P7">Calle Les Glories 155</text:p>
          </table:table-cell>
          <table:table-cell table:style-name="Tabla3.A2" office:value-type="string">
            <text:p text:style-name="P9">4</text:p>
          </table:table-cell>
          <table:table-cell table:style-name="Tabla3.C2" office:value-type="string">
            <text:p text:style-name="P7">978736-156038(5)</text:p>
          </table:table-cell>
        </table:table-row>
      </table:table>
      <text:p text:style-name="P3">2 rows in set (0,00 sec)</text:p>
      <text:p text:style-name="P18"><text:span text:style-name="T3">Solución: </text:span>select Contiene.direccion,Contiene.cantidad, concat(left(Ejemplares.ISBN,6),"-",right(Ejemplares.ISBN,6),"(",substring(Ejemplares.ISBN,7,1),")" ) as ISBN</text:p>
      <text:p text:style-name="P18">FROM Secciones</text:p>
      <text:p text:style-name="P18">JOIN Contiene</text:p>
      <text:p text:style-name="P18">ON Secciones.ID_Secc = Contiene.ID_sec</text:p>
      <text:p text:style-name="P18">JOIN Ejemplares</text:p>
      <text:p text:style-name="P18">ON Ejemplares.ID_ejemplar=Contiene.Id_ejemplar</text:p>
      <text:p text:style-name="P18">where length(Contiene.direccion)&gt;20 and Contiene.cantidad in (select truncate(avg(cantidad),0) from Contiene)</text:p>
      <text:p text:style-name="P18">group by Contiene.direccion, Ejemplares.ISBN, Contiene.cantidad</text:p>
      <text:p text:style-name="P18">HAVING direccion like "Calle%" and direccion like "%1%";</text:p>
      <text:h text:style-name="P4" text:outline-level="3">Ejercicio D</text:h>
      <text:p text:style-name="P3">Selecciona la cantidad de novelas, la fecha de envío, ademas del promedio de los días que fueron publicadas y la suma de los pesos diferentes que ya estén entregados.</text:p>
      <table:table table:name="Tabla4" table:style-name="Tabla4" table:template-name="Default Style">
        <table:table-column table:style-name="Tabla4.A" table:number-columns-repeated="4"/>
        <table:table-row table:style-name="Tabla4.1">
          <table:table-cell table:style-name="Tabla4.A1" office:value-type="string">
            <text:p text:style-name="P14">Fecha</text:p>
          </table:table-cell>
          <table:table-cell table:style-name="Tabla4.A1" office:value-type="string">
            <text:p text:style-name="P14">Fecha_Promedio</text:p>
          </table:table-cell>
          <table:table-cell table:style-name="Tabla4.A1" office:value-type="string">
            <text:p text:style-name="P14">Numero</text:p>
          </table:table-cell>
          <table:table-cell table:style-name="Tabla4.D1" office:value-type="string">
            <text:p text:style-name="P14">Peso_Total</text:p>
          </table:table-cell>
        </table:table-row>
        <table:table-row table:style-name="Tabla4.1">
          <table:table-cell table:style-name="Tabla4.A2" office:value-type="string">
            <text:p text:style-name="P7">2022-05-16</text:p>
          </table:table-cell>
          <table:table-cell table:style-name="Tabla4.A2" office:value-type="string">
            <text:p text:style-name="P10">10.3333 </text:p>
          </table:table-cell>
          <table:table-cell table:style-name="Tabla4.A2" office:value-type="string">
            <text:p text:style-name="P10">3</text:p>
          </table:table-cell>
          <table:table-cell table:style-name="Tabla4.D2" office:value-type="string">
            <text:p text:style-name="P10">2</text:p>
          </table:table-cell>
        </table:table-row>
      </table:table>
      <text:p text:style-name="P3">1 row in set (0,00 sec)</text:p>
      <text:p text:style-name="P19"><text:span text:style-name="T3">Solución</text:span>: select en.Fecha, avg(day(l.fecha_publicacion)) as fecha_promedio, count(e.ISBN) as numero, sum(distinct en.peso)as peso_total from Ejemplares e join Envios en join Libro l join Novela n on e.ISBN=n.ISBN and e.Cod_Envio=en.Cod_Envio and e.ISBN=l.ISBN and en.Estado_Envio = "Entregado" group by en.Fecha;</text:p>
      <text:h text:style-name="P6" text:outline-level="3"/>
      <text:p text:style-name="P20"/>
      <text:p text:style-name="P20"/>
      <text:h text:style-name="P5" text:outline-level="3"><text:soft-page-break/>Ejercicio E</text:h>
      <text:p text:style-name="P3"><text:span text:style-name="T1">Un</text:span>e las tablas de poesía y teatro.</text:p>
      <table:table table:name="Tabla5" table:style-name="Tabla5" table:template-name="Default Style">
        <table:table-column table:style-name="Tabla5.A"/>
        <table:table-row table:style-name="Tabla5.1">
          <table:table-cell table:style-name="Tabla5.A1" office:value-type="string">
            <text:p text:style-name="P15">ISBN</text:p>
          </table:table-cell>
        </table:table-row>
        <table:table-row table:style-name="Tabla5.1">
          <table:table-cell table:style-name="Tabla5.A2" office:value-type="string">
            <text:p text:style-name="P11"><text:s/>9782652484569</text:p>
          </table:table-cell>
        </table:table-row>
        <table:table-row table:style-name="Tabla5.1">
          <table:table-cell table:style-name="Tabla5.A2" office:value-type="string">
            <text:p text:style-name="P11">9783156347997</text:p>
          </table:table-cell>
        </table:table-row>
        <table:table-row table:style-name="Tabla5.1">
          <table:table-cell table:style-name="Tabla5.A2" office:value-type="string">
            <text:p text:style-name="P11">...</text:p>
          </table:table-cell>
        </table:table-row>
        <table:table-row table:style-name="Tabla5.1">
          <table:table-cell table:style-name="Tabla5.A2" office:value-type="string">
            <text:p text:style-name="P11">9789628043896</text:p>
          </table:table-cell>
        </table:table-row>
        <table:table-row table:style-name="Tabla5.6">
          <table:table-cell table:style-name="Tabla5.A2" office:value-type="string">
            <text:p text:style-name="P11">9789756570429</text:p>
          </table:table-cell>
        </table:table-row>
      </table:table>
      <text:p text:style-name="P3">20 rows in set (0,00 sec)</text:p>
      <text:p text:style-name="P19"><text:span text:style-name="T3">Solución</text:span>: select ISBN from Poesia union select ISBN from Teatro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9:57:17.408647291</meta:creation-date>
    <dc:date>2023-03-21T20:19:50.992189943</dc:date>
    <meta:editing-duration>PT20M2S</meta:editing-duration>
    <meta:editing-cycles>9</meta:editing-cycles>
    <meta:generator>LibreOffice/7.3.7.2$Linux_X86_64 LibreOffice_project/30$Build-2</meta:generator>
    <meta:document-statistic meta:table-count="5" meta:image-count="0" meta:object-count="0" meta:page-count="3" meta:paragraph-count="86" meta:word-count="461" meta:character-count="3525" meta:non-whitespace-character-count="3140"/>
  </office:meta>
</office:document-meta>
</file>